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#include &lt;cv.h&gt;</text:p>
      <text:p text:style-name="Standard">#include &lt;highgui.h&gt;</text:p>
      <text:p text:style-name="Standard"/>
      <text:p text:style-name="Standard">#include "opencv2/opencv.hpp"</text:p>
      <text:p text:style-name="Standard"/>
      <text:p text:style-name="Standard">using namespace cv;</text:p>
      <text:p text:style-name="Standard">using namespace std;</text:p>
      <text:p text:style-name="Standard">RNG rng(12345);</text:p>
      <text:p text:style-name="Standard">Mat contour(Mat dest);</text:p>
      <text:p text:style-name="Standard">Mat contour(Mat dest){</text:p>
      <text:p text:style-name="Standard">Mat dest_rect;</text:p>
      <text:p text:style-name="Standard">vector&lt;vector&lt;Point&gt;&gt; contours;</text:p>
      <text:p text:style-name="Standard">vector&lt;Vec4i&gt; hierarchy;</text:p>
      <text:p text:style-name="Standard">findContours(dest.clone(),</text:p>
      <text:p text:style-name="Standard">drawContours(dest,contours,-1,</text:p>
      <text:p text:style-name="Standard">imshow("countour_output",dest)</text:p>
      <text:p text:style-name="Standard"/>
      <text:p text:style-name="Standard">Point t;</text:p>
      <text:p text:style-name="Standard">for (int i=0;i&lt;contours.size();i++){</text:p>
      <text:p text:style-name="Standard">// cout&lt;&lt;contours.size()&lt;&lt;endl;</text:p>
      <text:p text:style-name="Standard">double cont =contourArea(contours[i],</text:p>
      <text:p text:style-name="Standard">cout&lt;&lt;cont&lt;&lt;endl;</text:p>
      <text:p text:style-name="Standard">imshow("text",dest);</text:p>
      <text:p text:style-name="Standard">cout&lt;&lt;"text"&lt;&lt;endl;</text:p>
      <text:p text:style-name="Standard">}</text:p>
      <text:p text:style-name="Standard">return dest;</text:p>
      <text:p text:style-name="Standard">}</text:p>
      <text:p text:style-name="Standard"/>
      <text:p text:style-name="Standard"/>
      <text:p text:style-name="Standard"/>
      <text:p text:style-name="Standard"/>
      <text:p text:style-name="Standard"/>
      <text:p text:style-name="Standard">int main( )</text:p>
      <text:p text:style-name="Standard">{</text:p>
      <text:p text:style-name="Standard">Mat im1 = imread( "C:\\go_1.jpg",1);</text:p>
      <text:p text:style-name="Standard">SimpleBlobDetector::Params params;</text:p>
      <text:p text:style-name="Standard">namedWindow("imaaaa",CV_</text:p>
      <text:p text:style-name="Standard">imshow("imaaaa",im1);</text:p>
      <text:p text:style-name="Standard">params.filterByArea = true;</text:p>
      <text:p text:style-name="Standard">params.maxArea = 1000;</text:p>
      <text:p text:style-name="Standard">//params.minArea = 1000;</text:p>
      <text:p text:style-name="Standard"/>
      <text:p text:style-name="Standard">params.filterByCircularity = false;</text:p>
      <text:p text:style-name="Standard">params.minCircularity =9;</text:p>
      <text:p text:style-name="Standard"/>
      <text:p text:style-name="Standard">// Filter by Convexity</text:p>
      <text:p text:style-name="Standard">params.filterByConvexity = false;</text:p>
      <text:p text:style-name="Standard">params.minConvexity = 00;</text:p>
      <text:p text:style-name="Standard"/>
      <text:p text:style-name="Standard">// Filter by Inertia</text:p>
      <text:p text:style-name="Standard">params.filterByInertia = false;</text:p>
      <text:p text:style-name="Standard">params.minInertiaRatio = 0.01;</text:p>
      <text:p text:style-name="Standard"><text:soft-page-break/></text:p>
      <text:p text:style-name="Standard">     // Storage for blobs</text:p>
      <text:p text:style-name="Standard">vector&lt;KeyPoint&gt; keypoints;</text:p>
      <text:p text:style-name="Standard"/>
      <text:p text:style-name="Standard">// Set up detector with params</text:p>
      <text:p text:style-name="Standard">SimpleBlobDetector detector(params);</text:p>
      <text:p text:style-name="Standard">// imshow("dest",dest);</text:p>
      <text:p text:style-name="Standard">detector.detect( im1, keypoints);</text:p>
      <text:p text:style-name="Standard">Mat im_with_keypoints;</text:p>
      <text:p text:style-name="Standard">drawKeypoints( im1, keypoints, im_with_keypoints, Scalar(60,90,255), DrawMatchesFlags::DRAW_RICH_</text:p>
      <text:p text:style-name="Standard">   // Show blobs</text:p>
      <text:p text:style-name="Standard">namedWindow("keypoints",CV_</text:p>
      <text:p text:style-name="Standard">imshow("keypoints", im_with_keypoints );</text:p>
      <text:p text:style-name="Standard">cout&lt;&lt;"keypoints   "&lt;&lt;keypoints.size()&lt;&lt;endl;</text:p>
      <text:p text:style-name="Standard">drawKeypoints( im1, keypoints, im_with_keypoints, CV_RGB(255,0,0), DrawMatchesFlags::DEFAULT);</text:p>
      <text:p text:style-name="Standard"/>
      <text:p text:style-name="Standard">for(int i=0; i&lt;keypoints.size(); i++){</text:p>
      <text:p text:style-name="Standard">circle(im1, keypoints[i].pt, 10000, cvScalar(23,30,255), 100);</text:p>
      <text:p text:style-name="Standard">cout&lt;&lt;"key Points Point"&lt;&lt;keypoints[i].pt&lt;&lt;endl;</text:p>
      <text:p text:style-name="Standard">//  cout&lt;&lt;keyPoints[i].pt.y&lt;&lt;</text:p>
      <text:p text:style-name="Standard"/>
      <text:p text:style-name="Standard">}</text:p>
      <text:p text:style-name="Standard"/>
      <text:p text:style-name="Standard">waitKey(0);</text:p>
      <text:p text:style-name="Standard">return 0;</text:p>
      <text:p text:style-name="Standard">}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0T21:00:45.486078415</meta:creation-date>
    <dc:date>2017-03-10T21:00:57.161851870</dc:date>
    <meta:editing-duration>P0D</meta:editing-duration>
    <meta:editing-cycles>1</meta:editing-cycles>
    <meta:document-statistic meta:table-count="0" meta:image-count="0" meta:object-count="0" meta:page-count="2" meta:paragraph-count="62" meta:word-count="154" meta:character-count="1634" meta:non-whitespace-character-count="1531"/>
    <meta:generator>LibreOffice/4.2.8.2$Linux_X86_64 LibreOffice_project/420m0$Build-2</meta:generator>
  </office:meta>
</office:document-meta>
</file>